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Dosis"/>
    </style:style>
    <style:style style:name="P2" style:family="paragraph" style:parent-style-name="Standard">
      <style:text-properties officeooo:paragraph-rsid="0009672e"/>
    </style:style>
    <style:style style:name="P3" style:family="paragraph" style:parent-style-name="Standard">
      <style:paragraph-properties fo:margin-top="0.1945in" fo:margin-bottom="0.1945in" loext:contextual-spacing="false" fo:line-height="100%"/>
    </style:style>
    <style:style style:name="P4" style:family="paragraph" style:parent-style-name="Standard">
      <style:paragraph-properties fo:margin-top="0.1945in" fo:margin-bottom="0.1945in" loext:contextual-spacing="false" fo:line-height="100%"/>
      <style:text-properties style:font-name="Dosis" fo:font-size="12pt" style:text-underline-style="solid" style:text-underline-width="auto" style:text-underline-color="font-color" fo:font-weight="bold" style:font-name-asian="Times New Roman" style:font-size-asian="12pt" style:font-weight-asian="bold" style:font-name-complex="Times New Roman" style:font-size-complex="12pt"/>
    </style:style>
    <style:style style:name="P5" style:family="paragraph" style:parent-style-name="Standard">
      <style:paragraph-properties fo:margin-top="0.1945in" fo:margin-bottom="0.1945in" loext:contextual-spacing="false" fo:line-height="100%"/>
      <style:text-properties style:font-name="Dosis"/>
    </style:style>
    <style:style style:name="P6" style:family="paragraph" style:parent-style-name="Standard" style:master-page-name="Standard">
      <style:paragraph-properties fo:margin-top="0.1945in" fo:margin-bottom="0.1945in" loext:contextual-spacing="false" fo:line-height="100%" style:page-number="auto"/>
      <style:text-properties style:font-name="Dosis" fo:font-size="12pt" fo:font-style="italic" style:font-name-asian="Times New Roman" style:font-size-asian="12pt" style:font-style-asian="italic" style:font-name-complex="Times New Roman" style:font-size-complex="12pt"/>
    </style:style>
    <style:style style:name="P7" style:family="paragraph" style:parent-style-name="Standard">
      <style:text-properties fo:color="#009999" style:font-name="Dosis" officeooo:rsid="000be41e" officeooo:paragraph-rsid="000be41e"/>
    </style:style>
    <style:style style:name="P8" style:family="paragraph" style:parent-style-name="Standard">
      <style:text-properties fo:color="#009999" style:font-name="Dosis" officeooo:rsid="000dc01f" officeooo:paragraph-rsid="000dc01f"/>
    </style:style>
    <style:style style:name="P9" style:family="paragraph" style:parent-style-name="Standard">
      <style:text-properties fo:color="#009999" style:font-name="Dosis" officeooo:rsid="000dd0b6" officeooo:paragraph-rsid="000dd0b6"/>
    </style:style>
    <style:style style:name="T1" style:family="text">
      <style:text-properties style:font-name="Dosis"/>
    </style:style>
    <style:style style:name="T2" style:family="text">
      <style:text-properties style:font-name="Dosis" fo:font-size="12pt" fo:font-style="italic" style:font-name-asian="Times New Roman" style:font-size-asian="12pt" style:font-style-asian="italic" style:font-name-complex="Times New Roman" style:font-size-complex="12pt"/>
    </style:style>
    <style:style style:name="T3" style:family="text">
      <style:text-properties style:font-name="Dosis" fo:font-size="12pt" style:font-name-asian="Times New Roman" style:font-size-asian="12pt" style:font-name-complex="Times New Roman" style:font-size-complex="12pt"/>
    </style:style>
    <style:style style:name="T4" style:family="text">
      <style:text-properties style:font-name="Dosis" fo:font-style="italic" style:font-style-asian="italic"/>
    </style:style>
    <style:style style:name="T5" style:family="text">
      <style:text-properties fo:color="#009999" style:font-name="Dosis"/>
    </style:style>
    <style:style style:name="T6" style:family="text">
      <style:text-properties fo:color="#009999" style:font-name="Dosis" style:text-underline-style="solid" style:text-underline-width="auto" style:text-underline-color="font-color" fo:font-weight="bold" style:font-weight-asian="bold"/>
    </style:style>
    <style:style style:name="T7" style:family="text">
      <style:text-properties fo:color="#009999" style:font-name="Dosis" style:text-underline-style="solid" style:text-underline-width="auto" style:text-underline-color="font-color" fo:font-weight="bold" style:font-name-asian="Times New Roman" style:font-weight-asian="bold" style:font-name-complex="Times New Roman"/>
    </style:style>
    <style:style style:name="T8" style:family="text">
      <style:text-properties fo:color="#009999" style:font-name="Dosis" style:text-underline-style="solid" style:text-underline-width="auto" style:text-underline-color="font-color" style:font-name-asian="Times New Roman" style:font-name-complex="Times New Roman"/>
    </style:style>
    <style:style style:name="T9" style:family="text">
      <style:text-properties fo:color="#009999" style:font-name="Dosis" style:font-name-asian="Times New Roman" style:font-name-complex="Times New Roman"/>
    </style:style>
    <style:style style:name="T10" style:family="text">
      <style:text-properties fo:color="#009999" style:font-name="Dosis" officeooo:rsid="0009672e"/>
    </style:style>
    <style:style style:name="T11" style:family="text">
      <style:text-properties style:text-position="super 58%" style:font-name="Dosis"/>
    </style:style>
    <style:style style:name="T12" style:family="text">
      <style:text-properties fo:color="#000000"/>
    </style:style>
    <style:style style:name="T13" style:family="text">
      <style:text-properties fo:color="#000000" officeooo:rsid="000dd0b6"/>
    </style:style>
    <style:style style:name="T14" style:family="text">
      <style:text-properties fo:color="#000000" officeooo:rsid="000e29a1"/>
    </style:style>
    <style:style style:name="T15" style:family="text">
      <style:text-properties fo:color="#000000" officeooo:rsid="000e71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Summary :</text:p>
      <text:p text:style-name="P3"><text:span text:style-name="T3">The history of the Tirana’s urbanization has been a continuous, repeated story of ‘tabula rasa’, the destruction of the ‘whole’ to bring a new <text:s/>better hypothetic ‘whole’ instead, without <text:s/>a proper re-valuation of what’s already existing. Therefore this project consists in evidencing and mapping, on the current <text:s/>map of Tirana, of all the buildings that through the years <text:s/>have become part of a certain category</text:span><text:span text:style-name="T2">, ‘the undesired buildings’</text:span><text:span text:style-name="T3"> of Tirana. This categorization includes buildings with a certain historical and architectural value that are left neglected to nature’s course, therefore not functional anymore and continuously decaying. Also buildings of a certain importance and value that nowadays don’t exist anymore because they were torn down to be replaced with new ones, or buildings with a certain negative value or reputation at a certain moment in time. Therefore this categorization is not a rigid one because is reflected by the notion of a ‘buildings value’ which is a relative , but nonetheless this research represents a very important tool to somehow archive the last remaining ‘gems’ of Tirana ( with no intent of being nostalgic), <text:s/>before they vanish completely not only from the ‘urban texture ‘ of Tirana but most <text:s/>important <text:s/>from the inhabitant’s collective memory. So it’s a contribution to the city with the possibility, if there’s the interest of course, of everybody giving their input and help in enriching this study. </text:span></text:p>
      <text:p text:style-name="P1"/>
      <text:p text:style-name="Standard"><text:span text:style-name="T6">1.</text:span><text:span text:style-name="T5">VILLA ON ‘ RRUGA DERVISH HATIXHE’ (not existing anymore)</text:span></text:p>
      <text:p text:style-name="P1">This villa represents a traditional typology of Albanian houses based on its organization, ‘banese me qoshk’. Masive walls made of a traditional technique with mud ‘qerpici’, 40cm <text:s/>thickness. There’s a simetric division of the main inner spaces and as a result it’s thought to have been used by two brothers. Today this house, doesn’t exist anymore even though represented one of the oldest typology of houses from Tirana and in its place there’s a high-rise building construction project going on.</text:p>
      <text:p text:style-name="P3"><text:span text:style-name="T7">2. </text:span><text:span text:style-name="T9">VILLA ON ‘ RRUGA <text:s/>ÇERCIZ TOPULLI’</text:span></text:p>
      <text:p text:style-name="Standard"><text:span text:style-name="T6">3</text:span><text:span text:style-name="T5">. VILLA ‘FORTUZI’</text:span></text:p>
      <text:p text:style-name="P1">Villa ‘ Fortuzi’ was built from Omer Fortuzi around 1920. He used to be one of the first Albanian engineers and a member of one of the biggest and most important families in the city., being also once the mayor of Tirana. While he had this position he always tried to implement as many Italian projects as he could. The architecture of this villa shows this intent too with this big , functional balconies, the way it is developed on its ground floor in an <text:s/>‘L’ shape. A special characteristic of this Villa is the fact that its volumetry is treated with organic lines and shapes instead of the straight lines and angles of most of the buildings of that period. </text:p>
      <text:p text:style-name="P1"/>
      <text:p text:style-name="Standard"><text:span text:style-name="T6">4</text:span><text:span text:style-name="T5">. VILLA ON ‘ RRUGA SPIRO DEDJA’</text:span></text:p>
      <text:p text:style-name="P1"><text:soft-page-break/>It used to be the first school in Tirana. As a typology, it also represents a traditional <text:s/>‘Banese me qoshk’ therefore constructed with massive ‘qerpic’ walls with (antisizmic) wooden beams in between, <text:s/>decorative wooden <text:s/>ceiling , well-treated balcony .Today in a very bad condition, neglected and left to nature’s course.</text:p>
      <text:p text:style-name="P4"/>
      <text:p text:style-name="Standard"><text:span text:style-name="T6">5.</text:span><text:span text:style-name="T5"> CINEMA ‘ 17 NENTORI’ – today <text:s/>City mall <text:s/>‘Galeria’</text:span></text:p>
      <text:p text:style-name="Standard"><text:span text:style-name="T1">The first Cinema in Tirana, also known as Cinema-Theater </text:span><text:span text:style-name="T4">‘Nacional’</text:span><text:span text:style-name="T1"> <text:s/>project realized by <text:s/>arch. </text:span><text:span text:style-name="T4">Sk</text:span><text:span text:style-name="T2">ë</text:span><text:span text:style-name="T4">nder Luarasi</text:span><text:span text:style-name="T1">, in <text:s/>1924. It represented a very important cultural center at the time and gathering place <text:s/>for the cities inhabitants.In 1945 took the name </text:span><text:span text:style-name="T4">’17 n</text:span><text:span text:style-name="T2">ë</text:span><text:span text:style-name="T4">ntori’</text:span><text:span text:style-name="T1"> (the date of Tirana’s Independence). <text:s/>It was used as a cinema until 1991 (during which its ownership changed from the ‘Beshiret’ family to the Government). Later on , some popular courts were held in its inner space and after that <text:s/>it was used for spiritual sessions etc until it decayed completely and it was given to its original owners back again , but it never <text:s/>returned back to being a cinema again. <text:s/>Finally in 2003 , the decision to completely demolish it , was taken and instead of it building <text:s/>erecting a Shopping mall. In the beginning , it was said to save and re-use the existing façade of the building <text:s/>but afterwards this idea wasn’t implemented. Everything from the old Cinema vanished as it apparently never existed , the only thing remaining the same was its name .</text:span></text:p>
      <text:p text:style-name="Standard"><text:span text:style-name="T6">6</text:span><text:span text:style-name="T5">. ‘THE BUILDING WITH CUBES’ FROM MAKS VELOS</text:span></text:p>
      <text:p text:style-name="Standard"><text:span text:style-name="T6">7</text:span><text:span text:style-name="T5">. VILLA <text:s/>ON <text:s/>‘RRUGA QEMAL STAFA’</text:span></text:p>
      <text:p text:style-name="Standard"><text:span text:style-name="T6">8</text:span><text:span text:style-name="T5">. VILLA 2 ON ‘RRUGA QEMAL STAFA’</text:span></text:p>
      <text:p text:style-name="Standard"><text:span text:style-name="T6">9</text:span><text:span text:style-name="T5">. VILLA 3 <text:s/>ON ‘ RRUA ‘QEMAL STAFA’</text:span></text:p>
      <text:p text:style-name="Standard"><text:span text:style-name="T6">10</text:span><text:span text:style-name="T5">. VILLA <text:s/>ON ‘RRUGA <text:s/>XHORXHI MARTINI’</text:span></text:p>
      <text:p text:style-name="Standard"><text:span text:style-name="T6">11.</text:span><text:span text:style-name="T5"> VILLA <text:s/>ON ‘ RRUGA XHORXHI MARTINI’</text:span></text:p>
      <text:p text:style-name="Standard"><text:span text:style-name="T6">12. </text:span><text:span text:style-name="T5">THE PUPPET THEATER</text:span></text:p>
      <text:p text:style-name="Standard"><text:span text:style-name="T1">This building was the base of the first operating Albanian Parliament. It is a Monument of first Category nominated by the Ministry of Youth and Sports in November 1992 in the beginning and after in march of the 2000. <text:s/>The Theater was created as an Institution on 6</text:span><text:span text:style-name="T11">th</text:span><text:span text:style-name="T1"> December of the 1950 and nowadays celebrates 60 years ,with 160 places. There has been no serious maintenance during the years and this is visible in the current condition of the building and there are voices going on that it will be also demolished since it doesn’t accomplish with the present requisites of functionality for a building. </text:span></text:p>
      <text:p text:style-name="Standard"><text:span text:style-name="T6">13. </text:span><text:span text:style-name="T5">THE NATIONAL THEATER</text:span></text:p>
      <text:p text:style-name="Standard"><text:span text:style-name="T6">14</text:span><text:span text:style-name="T5">. VILLA ON ‘RRUGA E DURRESIT’ (close to the The Ministry of Environment)</text:span></text:p>
      <text:p text:style-name="Standard"><text:span text:style-name="T6">15</text:span><text:span text:style-name="T5">. VILLA ON THE CROSSROAD BETWEEN ‘RR.MIHAL DURI’ AND ‘RR.KONT URANI’</text:span></text:p>
      <text:p text:style-name="Standard"><text:span text:style-name="T6">16</text:span><text:span text:style-name="T5">. VILLA ON ‘RRUGA KONT URANI’</text:span></text:p>
      <text:p text:style-name="Standard"><text:span text:style-name="T6">17</text:span><text:span text:style-name="T5">. VILLA AT THE ENTRANCE OF ‘RRUGA KAVAJES’</text:span></text:p>
      <text:p text:style-name="P1"><text:soft-page-break/>The Villa positioned in the intersection <text:s/>of ‘Rruga Kont Urani’and ‘Rruga Kavajes”, was built in 1936 from the Italian architect Giulio Berte (whome is a very important name in the history of the architecture of Tirana, the architect who realized The Palace of Brigades). The project was initiated <text:s/>as a four storey villa <text:s/>with a mixed use, serving for living <text:s/>and <text:s/>hotel also. It wasn’t implemented like that <text:s/>because of a conflict for the land <text:s/>with the Mosque nearby.From 1945 until 1992 it served as a Kindergraden <text:s/>and after 1992 the original owners got it back.</text:p>
      <text:p text:style-name="Standard"><text:span text:style-name="T6">18. </text:span><text:span text:style-name="T5">VILLA <text:s/>OF THE FORMER ‘RADIO TIRANA’ </text:span></text:p>
      <text:p text:style-name="P1">This Villa is a Monument of second category.Represents the first mediatic Institution in Albania .The villa was built <text:s/>in 1938 <text:s/>from a very rich and important <text:s/>family of Tirana ‘Kollciu’ <text:s/>with the main purpose to be a house for two brothers , fact <text:s/>that is <text:s/>also emphasized by the symmetric plan organization of the villa. Later on it was seized under the order of King Zog and it served as the base for ‘Radio Tirana’ until 1965. <text:s/>After that its inner space was used by The Institute of Anthroplogy and Art studies, which later on moved also from there since its private owners appeared again and today It stands in very bad conditions. The villa is composed by four floors and one of them stands underground .It has two main entrances and one of them is directed towards the backyard. It has a very harmonic, neoclassical façade with columns without orders, prefabricated granil (granulated stones composition) staircase, a main hallway with marble tiles, windows with wooden frames, metallic balustrades. Currently there are some people from the ‘rome’ community living in the building. It is believed that the actual owner of the Villa led them ‘squat’ and clean the inner space before taking back the villa and reconstruct it for its main interest. It is believed .Everything regarding the fate of the villa is a speculation , some of the inhabitants around the neighbourhood say the actual owner wants to recreate a Museum out of it but none of this regarding its fate is yet confirmed .</text:p>
      <text:p text:style-name="Standard"><text:span text:style-name="T6">19</text:span><text:span text:style-name="T5">. VILLA AT THE ENTRANCE OF ‘RRUGA KONT URANI’</text:span></text:p>
      <text:p text:style-name="Standard"><text:span text:style-name="T6">20. </text:span><text:span text:style-name="T5">NATURE SCIENCE MUSEUM</text:span></text:p>
      <text:p text:style-name="P1">The Nature Science Museum, had different functions during the years .During the regime of King Zogu it used to be a Dormitory , Dormitory ‘Naim Frasheri’. During the fascist Italian regime it served as an aeroplane’s motors <text:s/>repairing unit. In 948 the building worked as ‘The Nature Science Museum’ related to the Science Institute (state property). In 2009 four private owners of the site where the building stood, appeared and through a <text:s/>court’s decision , the building <text:s/>became their property. There were several polemics regarding the fact if the Museum should move or not from its original location, there were some students protest also <text:s/>but neither of those worked .The Museum was demolished and transformed into <text:s/>a construction site for a high-rise complex of businesses and housing. <text:s/></text:p>
      <text:p text:style-name="Standard"><text:span text:style-name="T6">21.</text:span><text:span text:style-name="T5"> THE PYRAMID</text:span></text:p>
      <text:p text:style-name="Standard"><text:span text:style-name="T1">The Pyramid represents, definitely one of the most complex, and special buildings representative <text:s/>of the historical, <text:s/>cultural and political discourse of the city of Tirana. The project for the Pyramid Projekti I saj u realizua nga nje ekip arkitektësh Pranvera Hoxha(vajza e Enver Hoxhës), Klement Kolaneci, Pirro Vaso dhe Vladimir Bregu ne një kohë rekord prej tre vitesh dhe me funksionin e Mauzoleumit te diktatorit komunist, Muzeut te Enver Hoxhes. Në 1988 kjo godinë u vu në përdorim dhe shërbeu si e tillë <text:s/>deri në 199Ë me rënien e regjimit komunist.Me pas <text:s/>pësoi ndryshime të njëpasnjëshme <text:s/>në funksion .Funksionoi si hapsirë për konferenca dhe me vonë qëndër humanitare <text:s/>pas 1999 me vendosjen e selisë së NATO-s <text:s/>gjatë luftës në Kosovë. Në 2001 <text:s/>u vendos në të Selia eTop chanel duke u përdorur njëkohësisht <text:s/>si hapsirë për kafene dhe night-clube (brendia) dhe </text:span><text:soft-page-break/><text:span text:style-name="T1">hapsirë mitingjesh hap</text:span><text:span text:style-name="T3">ë</text:span><text:span text:style-name="T1">sira publike jashtë. Sot pas shumw vitesh injorimi e moskujdesjeje, <text:s/>ka njw plan pwr ri-jetwzimin e saj .</text:span><text:bookmark text:name="_GoBack"/></text:p>
      <text:p text:style-name="Standard"><text:span text:style-name="T6">22.</text:span><text:span text:style-name="T5"> ‘QEMAL STAFA’ STADIUM</text:span></text:p>
      <text:p text:style-name="Standard"><text:span text:style-name="T6">23</text:span><text:span text:style-name="T5">. VILLA AT THE END OF ’RRUGA BARRIKADAVE’ (not existing anymore)</text:span></text:p>
      <text:p text:style-name="Standard"><text:span text:style-name="T6">24.</text:span><text:span text:style-name="T5"> VILLA ON ‘RRUGA NIKOLLA TUPE’</text:span></text:p>
      <text:p text:style-name="Standard"><text:span text:style-name="T6">25. </text:span><text:span text:style-name="T5">VILLA ON ‘RRUGA TEFTA TASHKO KOCO’</text:span></text:p>
      <text:p text:style-name="Standard"><text:span text:style-name="T6">26.</text:span><text:span text:style-name="T5"> VILLA <text:s/>ON ’RRUGA TEFTA TASHKO KOCO’</text:span></text:p>
      <text:p text:style-name="Standard"><text:span text:style-name="T6">27</text:span><text:span text:style-name="T5">. VILLA ON ‘RRUGA KONT URANI’</text:span></text:p>
      <text:p text:style-name="Standard"><text:span text:style-name="T1">Vila qe mendohet t</text:span><text:span text:style-name="T3">ë</text:span><text:span text:style-name="T1"> ket</text:span><text:span text:style-name="T3">ë</text:span><text:span text:style-name="T1"> shërbyer <text:s/>gjatë një kohe si <text:s/>shtëpi publike. Aktualisht eshte nën zotërim të pronarëve privat.Kjo ndërtesë përfaqëson një masë rrënojash sot pasi kanë mbetur te dukshme prej strukturës së saj <text:s/>vetëm disa mure perimetralë prej këtyre dhe <text:s/>fasada kryesore me murin rrethues, ndërkohë në brëndësi hapsira zihet nga gjelbërim bimësi dhe pemë .Panvarsisht pozicionit shumë të mirë e të volitshëm në një nga Rrugët kryesore dhe më të vjetra në Tiranë, hapsira brënda si pasojë e lënies në harresë të strukturës shfrytëzohet për <text:s/>banim <text:s/>dhe tezga informale të disa familjeve nga komunitetit rom.</text:span></text:p>
      <text:p text:style-name="P3"><text:span text:style-name="T7">28</text:span><text:span text:style-name="T8">.</text:span><text:span text:style-name="T9"> ‘HOUSE OF LEAVES’ <text:s text:c="2"/></text:span></text:p>
      <text:p text:style-name="P5">E ndërtuar në vitin 1931, godina, e njohur në Shqipëri si “shtëpia e gjetheve” fillimisht ka patur funksionin e një klinike obstetrike. Gjatë luftës së dytë botërore, nën pushtimin gjerman, ajo i përkiste Gestapo-s, ndërkohë që fill më pas, gjatë viteve të para të regjimit të ri, ajo u bë një qendër e Sigurimit (Policia politike) e përdorur për hetime. Nga viti 1950 ajo u bë zyra qendrore e seksionit teknik dhe shkencor të sigurimit.</text:p>
      <text:p text:style-name="P5">kjo ndërtesë u ngrit si klinikë obstetrike për t’i dhënë jetë njeriut , por në fakt u përdor për t’ia marrë jetën njeriut. Ndërtesat e harruara dhe të rrënuara po i rikonstruktojmë. Që nga 2014 kemi punuar për planin e ndërtimit dhe muzealizimin e kësaj ndërtese”</text:p>
      <text:p text:style-name="Standard"><text:span text:style-name="T6">29</text:span><text:span text:style-name="T5">. FORMER YUGOSLAVIA EMBASSY</text:span></text:p>
      <text:p text:style-name="Standard"><text:span text:style-name="T1">Fasada kryesore e vil</text:span><text:span text:style-name="T3">ë</text:span><text:span text:style-name="T1">s n</text:span><text:span text:style-name="T3">ë</text:span><text:span text:style-name="T1">e fjal</text:span><text:span text:style-name="T3">ë</text:span><text:span text:style-name="T1"> </text:span><text:span text:style-name="T3">ë</text:span><text:span text:style-name="T1">sht</text:span><text:span text:style-name="T3">ë</text:span><text:span text:style-name="T1"> e orientuar nga jugu dhe me dalje n</text:span><text:span text:style-name="T3">ë</text:span><text:span text:style-name="T1"> Rr. E Durr</text:span><text:span text:style-name="T3">ë</text:span><text:span text:style-name="T1">sit. Vila u nd</text:span><text:span text:style-name="T3">ë</text:span><text:span text:style-name="T1">rtua n</text:span><text:span text:style-name="T3">ë</text:span><text:span text:style-name="T1"> 1931 p</text:span><text:span text:style-name="T3">ë</text:span><text:span text:style-name="T1">r t</text:span><text:span text:style-name="T3">ë</text:span><text:span text:style-name="T1"> sh</text:span><text:span text:style-name="T3">ë</text:span><text:span text:style-name="T1">rbyer si ‘Legata Turke’ dhe m</text:span><text:span text:style-name="T3">ë</text:span><text:span text:style-name="T1"> pas , pas 1945 sh</text:span><text:span text:style-name="T3">ë</text:span><text:span text:style-name="T1">rbeu si Ambasada Jugosllave. Nd</text:span><text:span text:style-name="T3">ë</text:span><text:span text:style-name="T1">rtesa p</text:span><text:span text:style-name="T3">ë</text:span><text:span text:style-name="T1">rb</text:span><text:span text:style-name="T3">ë</text:span><text:span text:style-name="T1">het nga dy kate dhe nj</text:span><text:span text:style-name="T3">ë</text:span><text:span text:style-name="T1"> I tret</text:span><text:span text:style-name="T3">ë</text:span><text:span text:style-name="T1"> n</text:span><text:span text:style-name="T3">ë</text:span><text:span text:style-name="T1"> kuot</text:span><text:span text:style-name="T3">ë</text:span><text:span text:style-name="T1">n e catis</text:span><text:span text:style-name="T3">ë</text:span><text:span text:style-name="T1">. Zot</text:span><text:span text:style-name="T3">ë</text:span><text:span text:style-name="T1">ron kat</text:span><text:span text:style-name="T3">ë</text:span><text:span text:style-name="T1">r hyrje , dy ne fasad</text:span><text:span text:style-name="T3">ë</text:span><text:span text:style-name="T1">n jugore e dy n</text:span><text:span text:style-name="T3">ë</text:span><text:span text:style-name="T1"> at</text:span><text:span text:style-name="T3">ë</text:span><text:span text:style-name="T1"> veriore nga prapa. Karakterizohet nga carje n</text:span><text:span text:style-name="T3">ë</text:span><text:span text:style-name="T1"> trajt</text:span><text:span text:style-name="T3">ë</text:span><text:span text:style-name="T1"> harqesh ‘a sesto acuto’ q</text:span><text:span text:style-name="T3">ë</text:span><text:span text:style-name="T1"> shkarkojne pesh</text:span><text:span text:style-name="T3">ë</text:span><text:span text:style-name="T1">n e tyre n</text:span><text:span text:style-name="T3">ë</text:span><text:span text:style-name="T1"> kolona. Ky trajtim </text:span><text:span text:style-name="T3">ë</text:span><text:span text:style-name="T1">sht</text:span><text:span text:style-name="T3">ë</text:span><text:span text:style-name="T1"> I ngjash</text:span><text:span text:style-name="T3">ë</text:span><text:span text:style-name="T1">m me at</text:span><text:span text:style-name="T3">ë</text:span><text:span text:style-name="T1"> t</text:span><text:span text:style-name="T3">ë</text:span><text:span text:style-name="T1"> kishave gotike.Pas nj</text:span><text:span text:style-name="T3">ë</text:span><text:span text:style-name="T1"> kohe shum</text:span><text:span text:style-name="T3">ë</text:span><text:span text:style-name="T1"> t</text:span><text:span text:style-name="T3">ë</text:span><text:span text:style-name="T1"> gjat</text:span><text:span text:style-name="T3">ë</text:span><text:span text:style-name="T1"> t</text:span><text:span text:style-name="T3">ë</text:span><text:span text:style-name="T1"> l</text:span><text:span text:style-name="T3">ë</text:span><text:span text:style-name="T1">n</text:span><text:span text:style-name="T3">ë</text:span><text:span text:style-name="T1"> n</text:span><text:span text:style-name="T3">ë</text:span><text:span text:style-name="T1"> harres</text:span><text:span text:style-name="T3">ë</text:span><text:span text:style-name="T1"> <text:s text:c="2"/>ajo u restaurua por jo sipas rregullave <text:s/>te mir</text:span><text:span text:style-name="T3">ë</text:span><text:span text:style-name="T1">fillta t</text:span><text:span text:style-name="T3">ë</text:span><text:span text:style-name="T1"> restaurimit.</text:span></text:p>
      <text:p text:style-name="Standard"><text:span text:style-name="T6">30. </text:span><text:span text:style-name="T5">VILLA ON ‘RRUGA ISA BOLETINI’</text:span></text:p>
      <text:p text:style-name="Standard"><text:span text:style-name="T6">31</text:span><text:span text:style-name="T5">. VILLA 4 ON ‘RRUGA QEMAL STAFA’</text:span></text:p>
      <text:p text:style-name="Standard"><text:span text:style-name="T6">32</text:span><text:span text:style-name="T5">. VILLA ON ‘RRUGA PAPA GJON PALI II’</text:span></text:p>
      <text:p text:style-name="Standard"><text:span text:style-name="T6">33</text:span><text:span text:style-name="T5">. VILLA ON ‘RRUGA JUL VARIBOBA’</text:span></text:p>
      <text:p text:style-name="Standard"><text:soft-page-break/><text:span text:style-name="T6">34.</text:span><text:span text:style-name="T5"> VILLA ON ‘RRUGA ELBASANIT’</text:span></text:p>
      <text:p text:style-name="Standard"><text:span text:style-name="T6">35</text:span><text:span text:style-name="T5">. TOPTANI’S SARAJET</text:span></text:p>
      <text:p text:style-name="Standard"><text:span text:style-name="T1">Sarajet e Toptan</text:span><text:span text:style-name="T3">ë</text:span><text:span text:style-name="T1">eve (Sarajet e Selim Pasha Toptani) </text:span><text:span text:style-name="T3">ë</text:span><text:span text:style-name="T1">sht</text:span><text:span text:style-name="T3">ë</text:span><text:span text:style-name="T1"> nd</text:span><text:span text:style-name="T3">ë</text:span><text:span text:style-name="T1">rtuar rreth viteve 1833-1840 , ndër të paktat nd</text:span><text:span text:style-name="T3">ë</text:span><text:span text:style-name="T1">rtime të periudhës feudale në Shqipëri. Përbëhet nga 32 dhoma t</text:span><text:span text:style-name="T3">ë</text:span><text:span text:style-name="T1"> dekoruara në stil oriental. Ështe një kompleks arkitektonik që përbehet nga mure masive mbajtës që I japing trajtën e një fortifikimi, apo Kështjelle.Përbën një lloj ndërtimi të përhapur <text:s/>në Shqipëri gjatë gjysmës së dytë të shek.19, n</text:span><text:span text:style-name="T3">ë</text:span><text:span text:style-name="T1"> periudhën e rendit feudal.Është ndërtim dykatësh , I shpallur monument kulture , është realizuar nga mjeshtër të Dibrës .Mbart vlera jo vetëm për ndarjen funksionale por dhe për trajtimin rkitektonik ne dekorime.Një periudhë ka qënë vënë në përdorim <text:s/>si Bar/kafe , sot është <text:s/>I mbyllur dhe I paaksesueshëm nga publiku <text:s/>në cfaredolloj forme.</text:span></text:p>
      <text:p text:style-name="P2"><text:span text:style-name="T6">35</text:span><text:span text:style-name="T5">. </text:span><text:span text:style-name="T10">KOMBINATI TEKSTIL ‘STALIN’</text:span></text:p>
      <text:p text:style-name="P7"><text:span text:style-name="T12">The</text:span> <text:span text:style-name="T12">idea of the plan to realize ‘Kombinati Tekstil Stalin’ came up in the second meeting of the Congress of <text:s/>PPSH (Albanian Labour Party) where it was decided that Albania would develop as an agrocultural and industrial country. The plan had a clear view of organizing the industrial areas in the <text:s/>closer suburbs, so that it wont be a big distance from the city center, so that they could have under control the cost for proper transportations.</text:span></text:p>
      <text:p text:style-name="P8"><text:span text:style-name="T12">Their location in the suburbs areas, was meant in case of further expansion of these areas.</text:span></text:p>
      <text:p text:style-name="P8"><text:span text:style-name="T12">‘Kombinati tekstil Stalin’ was built with the help (economical and expertise) of the Soviet Union, it occupied an area of 25ha </text:span><text:span text:style-name="T13">at the ‘Yzberisht’ valley, around 5km away from the city center. </text:span></text:p>
      <text:p text:style-name="P9"><text:span text:style-name="T13">A</text:span><text:span text:style-name="T12">lbania was under a totalitarian regime and the concept of the city back then, was that of a ‘static’ one with separated <text:s/>areas with specific functions each, therefor the intent was to create a small city </text:span><text:span text:style-name="T14">in kombinat with a <text:s/>the working area, residential area (for workers), recreational area so that they wouldn’t need to move to the city center, but all their live would be organised in that micro-city. It was built around 1948 and the production started around 1951. During that time, it was one of the biggest industrial areas in Albania. The number of the <text:s/>the people employed there <text:s/>until 1953 was 2200 and the intent was to encrease that number to 4500, by 1955. <text:s/></text:span><text:span text:style-name="T15">Kombinati had also its own powerho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2</meta:editing-cycles>
    <meta:creation-date>2018-09-24T10:00:00</meta:creation-date>
    <dc:date>2019-01-09T11:04:07.924000000</dc:date>
    <meta:editing-duration>PT4H10M41S</meta:editing-duration>
    <meta:generator>LibreOffice/6.1.2.1$Windows_X86_64 LibreOffice_project/65905a128db06ba48db947242809d14d3f9a93fe</meta:generator>
    <meta:document-statistic meta:table-count="0" meta:image-count="0" meta:object-count="0" meta:page-count="5" meta:paragraph-count="56" meta:word-count="2340" meta:character-count="13880" meta:non-whitespace-character-count="1150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